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MEDICAL CERTIFIC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NAN </meta:initial-creator>
    <meta:creation-date>2019-09-02T08:12:07</meta:creation-date>
    <meta:document-statistic meta:table-count="0" meta:image-count="0" meta:object-count="0" meta:page-count="1" meta:paragraph-count="1" meta:word-count="2" meta:character-count="19"/>
    <dc:date>2019-09-02T08:12:52.15</dc:date>
    <dc:creator>MOHANAN </dc:creator>
    <meta:editing-duration>PT46S</meta:editing-duration>
    <meta:editing-cycles>1</meta:editing-cycles>
    <meta:generator>OpenOffice/4.1.6$Win32 OpenOffice.org_project/416m1$Build-9790</meta:generator>
  </office:meta>
</office:document-meta>
</file>